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a0e41" officeooo:paragraph-rsid="001a0e41"/>
    </style:style>
    <style:style style:name="P2" style:family="paragraph" style:parent-style-name="Standard" style:master-page-name="">
      <loext:graphic-properties draw:fill="none"/>
      <style:paragraph-properties fo:margin-left="0.1in" fo:margin-right="0in" fo:text-indent="0in" style:auto-text-indent="false" style:page-number="auto" fo:background-color="transparent"/>
      <style:text-properties fo:color="#000000" style:font-name="Georgia" fo:font-size="13pt" fo:language="it" fo:country="IT" officeooo:rsid="0017c924" officeooo:paragraph-rsid="0017c924" style:font-size-asian="13pt" style:font-size-complex="13pt"/>
    </style:style>
    <style:style style:name="P3" style:family="paragraph" style:parent-style-name="Standard">
      <loext:graphic-properties draw:fill="none"/>
      <style:paragraph-properties fo:margin-left="0.1in" fo:margin-right="0in" fo:text-indent="0in" style:auto-text-indent="false" fo:background-color="transparent"/>
      <style:text-properties fo:color="#000000" style:font-name="Georgia" fo:font-size="13pt" fo:language="it" fo:country="IT" officeooo:rsid="0017c924" officeooo:paragraph-rsid="0017c924" style:font-size-asian="13pt" style:font-size-complex="13pt"/>
    </style:style>
    <style:style style:name="P4" style:family="paragraph" style:parent-style-name="Standard">
      <style:text-properties officeooo:paragraph-rsid="0017c924"/>
    </style:style>
    <style:style style:name="P5" style:family="paragraph" style:parent-style-name="Heading">
      <style:text-properties fo:color="#0000ff" fo:font-size="15pt" fo:language="it" fo:country="I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Header_20_right">
      <style:paragraph-properties fo:text-align="end" style:justify-single-word="false"/>
      <style:text-properties fo:font-size="13pt" fo:language="it" fo:country="IT" style:font-size-asian="13pt" style:font-size-complex="13pt"/>
    </style:style>
    <style:style style:name="P7" style:family="paragraph" style:parent-style-name="Text_20_body">
      <style:paragraph-properties fo:margin-top="0in" fo:margin-bottom="0in" loext:contextual-spacing="false"/>
      <style:text-properties fo:color="#ff3333" fo:font-size="16pt" officeooo:paragraph-rsid="0018eb12" style:font-size-asian="12.25pt" style:font-size-complex="14pt"/>
    </style:style>
    <style:style style:name="P8" style:family="paragraph" style:parent-style-name="Subtitle">
      <style:text-properties fo:color="#ff3333" fo:font-size="20pt" officeooo:paragraph-rsid="0018eb12" style:font-size-asian="20pt" style:font-size-complex="20pt"/>
    </style:style>
    <style:style style:name="P9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officeooo:rsid="0038f376" officeooo:paragraph-rsid="0038f376"/>
    </style:style>
    <style:style style:name="P10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officeooo:rsid="0038f376" officeooo:paragraph-rsid="003a5bba"/>
    </style:style>
    <style:style style:name="P11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fo:font-size="11pt" officeooo:rsid="0038f376" officeooo:paragraph-rsid="003a5bba" style:font-size-asian="11pt" style:font-size-complex="11pt"/>
    </style:style>
    <style:style style:name="P12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fo:font-size="11pt" officeooo:rsid="003a5bba" officeooo:paragraph-rsid="003a5bba" style:font-size-asian="11pt" style:font-size-complex="11pt"/>
    </style:style>
    <style:style style:name="P13" style:family="paragraph" style:parent-style-name="Standard" style:master-page-name="">
      <loext:graphic-properties draw:fill="none"/>
      <style:paragraph-properties fo:margin-left="0.1in" fo:margin-right="0in" fo:text-indent="0in" style:auto-text-indent="false" style:page-number="auto" fo:background-color="transparent"/>
      <style:text-properties style:font-name="Georgia" fo:language="it" fo:country="IT" officeooo:rsid="0017c924" officeooo:paragraph-rsid="0038f376"/>
    </style:style>
    <style:style style:name="P14" style:family="paragraph" style:parent-style-name="Standard" style:master-page-name="">
      <loext:graphic-properties draw:fill="none"/>
      <style:paragraph-properties fo:margin-left="0.1in" fo:margin-right="0in" fo:text-align="justify" style:justify-single-word="false" fo:text-indent="0in" style:auto-text-indent="false" style:page-number="auto" fo:background-color="transparent"/>
      <style:text-properties fo:color="#000000" style:font-name="Georgia" fo:font-size="13pt" fo:language="it" fo:country="IT" officeooo:rsid="0017c924" officeooo:paragraph-rsid="0038f376" style:font-size-asian="13pt" style:font-size-complex="13pt"/>
    </style:style>
    <style:style style:name="P15" style:family="paragraph" style:parent-style-name="Standard">
      <loext:graphic-properties draw:fill="none"/>
      <style:paragraph-properties fo:margin-left="0.1in" fo:margin-right="0in" fo:text-indent="0in" style:auto-text-indent="false" fo:background-color="transparent"/>
      <style:text-properties style:font-name="Georgia" fo:language="it" fo:country="IT" officeooo:rsid="0017c924" officeooo:paragraph-rsid="0038f376"/>
    </style:style>
    <style:style style:name="P16" style:family="paragraph" style:parent-style-name="Standard">
      <loext:graphic-properties draw:fill="none"/>
      <style:paragraph-properties fo:margin-left="0.1in" fo:margin-right="0in" fo:text-indent="0in" style:auto-text-indent="false" fo:background-color="transparent"/>
      <style:text-properties style:font-name="Georgia" fo:language="it" fo:country="IT" style:text-underline-style="none" officeooo:rsid="0017c924" officeooo:paragraph-rsid="0038f376"/>
    </style:style>
    <style:style style:name="P17" style:family="paragraph" style:parent-style-name="Standard">
      <loext:graphic-properties draw:fill="none"/>
      <style:paragraph-properties fo:margin-left="0.1in" fo:margin-right="0in" fo:text-indent="0in" style:auto-text-indent="false" fo:background-color="transparent"/>
      <style:text-properties fo:color="#000000" style:font-name="Georgia" fo:font-size="13pt" fo:language="it" fo:country="IT" officeooo:rsid="0017c924" officeooo:paragraph-rsid="0017c924" style:font-size-asian="13pt" style:font-size-complex="13pt"/>
    </style:style>
    <style:style style:name="P18" style:family="paragraph" style:parent-style-name="Standard">
      <loext:graphic-properties draw:fill="none"/>
      <style:paragraph-properties fo:margin-left="0.1in" fo:margin-right="0in" fo:text-align="justify" style:justify-single-word="false" fo:text-indent="0in" style:auto-text-indent="false" fo:background-color="transparent"/>
      <style:text-properties fo:color="#000000" style:font-name="Georgia" fo:font-size="13pt" fo:language="it" fo:country="IT" officeooo:rsid="003a5bba" officeooo:paragraph-rsid="003a5bba" style:font-size-asian="13pt" style:font-size-complex="13pt"/>
    </style:style>
    <style:style style:name="P19" style:family="paragraph" style:parent-style-name="Standard">
      <loext:graphic-properties draw:fill="none"/>
      <style:paragraph-properties fo:margin-left="0.1in" fo:margin-right="0in" fo:text-align="justify" style:justify-single-word="false" fo:text-indent="0in" style:auto-text-indent="false" fo:background-color="transparent"/>
      <style:text-properties fo:color="#000000" style:font-name="Georgia" fo:font-size="13pt" fo:language="it" fo:country="IT" officeooo:rsid="003c3d82" officeooo:paragraph-rsid="003c3d82" style:font-size-asian="13pt" style:font-size-complex="13pt"/>
    </style:style>
    <style:style style:name="P20" style:family="paragraph" style:parent-style-name="Standard">
      <loext:graphic-properties draw:fill="none"/>
      <style:paragraph-properties fo:margin-left="0.1in" fo:margin-right="0in" fo:text-align="justify" style:justify-single-word="false" fo:text-indent="0in" style:auto-text-indent="false" fo:background-color="transparent"/>
      <style:text-properties fo:color="#000000" style:font-name="Georgia" fo:font-size="13pt" fo:language="it" fo:country="IT" officeooo:rsid="003e37c3" officeooo:paragraph-rsid="003e37c3" style:font-size-asian="13pt" style:font-size-complex="13pt"/>
    </style:style>
    <style:style style:name="P21" style:family="paragraph" style:parent-style-name="Standard">
      <loext:graphic-properties draw:fill="none"/>
      <style:paragraph-properties fo:margin-left="0.1in" fo:margin-right="0in" fo:text-align="justify" style:justify-single-word="false" fo:text-indent="0in" style:auto-text-indent="false" fo:background-color="transparent"/>
      <style:text-properties fo:color="#000000" style:font-name="Georgia" fo:font-size="13pt" fo:language="it" fo:country="IT" officeooo:rsid="003ef24a" officeooo:paragraph-rsid="003ef24a" style:font-size-asian="13pt" style:font-size-complex="13pt"/>
    </style:style>
    <style:style style:name="P22" style:family="paragraph" style:parent-style-name="Standard" style:master-page-name="">
      <loext:graphic-properties draw:fill="none"/>
      <style:paragraph-properties fo:margin-left="0.2in" fo:margin-right="0in" fo:text-align="justify" style:justify-single-word="false" fo:text-indent="0in" style:auto-text-indent="false" style:page-number="auto" fo:background-color="transparent"/>
      <style:text-properties officeooo:rsid="0017c924" officeooo:paragraph-rsid="0018eb12"/>
    </style:style>
    <style:style style:name="P23" style:family="paragraph" style:parent-style-name="Standard">
      <loext:graphic-properties draw:fill="none"/>
      <style:paragraph-properties fo:margin-left="0.2in" fo:margin-right="0in" fo:text-align="justify" style:justify-single-word="false" fo:text-indent="0in" style:auto-text-indent="false" fo:background-color="transparent"/>
      <style:text-properties fo:color="#000000" style:font-name="Georgia" fo:font-size="13pt" fo:language="it" fo:country="IT" officeooo:rsid="0017c924" officeooo:paragraph-rsid="0018eb12" style:font-size-asian="13pt" style:font-size-complex="13pt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Georgia" fo:font-size="13pt" fo:language="it" fo:country="IT" officeooo:rsid="0017c924" officeooo:paragraph-rsid="0017c924" style:font-size-asian="13pt" style:font-size-complex="13pt"/>
    </style:style>
    <style:style style:name="P25" style:family="paragraph" style:parent-style-name="Title">
      <style:text-properties fo:color="#ff3333" fo:font-size="32pt" officeooo:rsid="0038f376" officeooo:paragraph-rsid="0038f376" style:font-size-asian="32pt" style:font-size-complex="3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38f376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width="auto" style:text-underline-color="font-color" officeooo:rsid="0038f376"/>
    </style:style>
    <style:style style:name="T4" style:family="text">
      <style:text-properties style:text-underline-style="solid" style:text-underline-width="auto" style:text-underline-color="font-color" officeooo:rsid="0017c924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officeooo:rsid="0038f376" style:font-style-asian="normal" style:font-style-complex="normal"/>
    </style:style>
    <style:style style:name="T7" style:family="text">
      <style:text-properties fo:color="#000000" style:font-name="Georgia" fo:font-size="13pt" fo:language="it" fo:country="IT" style:font-size-asian="13pt" style:font-size-complex="13pt"/>
    </style:style>
    <style:style style:name="T8" style:family="text">
      <style:text-properties fo:color="#000000" style:font-name="Georgia" fo:font-size="13pt" fo:language="it" fo:country="IT" officeooo:rsid="0030acef" style:font-size-asian="13pt" style:font-size-complex="13pt"/>
    </style:style>
    <style:style style:name="T9" style:family="text">
      <style:text-properties fo:color="#000000" style:font-name="Georgia" fo:language="it" fo:country="IT"/>
    </style:style>
    <style:style style:name="T10" style:family="text">
      <style:text-properties fo:color="#000000" style:font-name="Georgia" fo:language="it" fo:country="IT" officeooo:rsid="003a5bba"/>
    </style:style>
    <style:style style:name="T11" style:family="text">
      <style:text-properties officeooo:rsid="0038f376"/>
    </style:style>
    <style:style style:name="T12" style:family="text"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T13" style:family="text">
      <style:text-properties fo:font-size="13pt" fo:font-style="normal" style:text-underline-style="solid" style:text-underline-width="auto" style:text-underline-color="font-color" officeooo:rsid="0038f376" style:font-size-asian="13pt" style:font-style-asian="normal" style:font-size-complex="13pt" style:font-style-complex="normal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officeooo:rsid="0038f376" style:font-size-asian="13pt" style:font-size-complex="13pt"/>
    </style:style>
    <style:style style:name="T16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7" style:family="text">
      <style:text-properties fo:font-size="13pt" style:text-underline-style="solid" style:text-underline-width="auto" style:text-underline-color="font-color" officeooo:rsid="0038f376" style:font-size-asian="13pt" style:font-size-complex="13pt"/>
    </style:style>
    <style:style style:name="T18" style:family="text">
      <style:text-properties officeooo:rsid="003c3d82"/>
    </style:style>
    <style:style style:name="T19" style:family="text">
      <style:text-properties officeooo:rsid="003d5078"/>
    </style:style>
    <style:style style:name="T20" style:family="text">
      <style:text-properties style:text-underline-style="none" officeooo:rsid="0038f376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veloper: <text:span text:style-name="T1">Luca Canessa</text:span></text:p>
      <text:p text:style-name="P6"><text:span text:style-name="T11">Badge</text:span> Number: <text:span text:style-name="T1">516639</text:span></text:p>
      <text:p text:style-name="P6">Class: <text:span text:style-name="T1">B</text:span></text:p>
      <text:p text:style-name="P6">Date: <text:span text:style-name="T2">1</text:span><text:span text:style-name="T1">6-11-2016</text:span></text:p>
      <text:p text:style-name="P4"/>
      <text:p text:style-name="P25">Manipulation of Tuples</text:p>
      <text:p text:style-name="P8">Progettino <text:span text:style-name="T11">2</text:span> Programmazione 2 </text:p>
      <text:p text:style-name="P7"/>
      <text:p text:style-name="P7"/>
      <text:p text:style-name="P5">LISTA FILE</text:p>
      <text:p text:style-name="P13"><text:span text:style-name="T13">Project2_Canessa_I-N:516639</text:span><text:span text:style-name="T12">.</text:span><text:span text:style-name="T13">ml</text:span><text:span text:style-name="T14"> </text:span></text:p>
      <text:p text:style-name="P15"><text:span text:style-name="T14"><text:tab/></text:span><text:span text:style-name="T15">Codice sorgente dell’interprete</text:span></text:p>
      <text:p text:style-name="P15"><text:span text:style-name="T17"/></text:p>
      <text:p text:style-name="P15"><text:span text:style-name="T17">MainTestCases_Project2_Canessa_I-N:516639</text:span><text:span text:style-name="T16">.</text:span><text:span text:style-name="T17">ml</text:span></text:p>
      <text:p text:style-name="P16"><text:span text:style-name="T14"><text:tab/></text:span><text:span text:style-name="T15">File contentente i test case</text:span></text:p>
      <text:p text:style-name="P5">DESCRIZIONE</text:p>
      <text:p text:style-name="P2">Il software ha la funzione di <text:span text:style-name="T11">interpretare un’estensione del linguaggio OCaml.</text:span></text:p>
      <text:p text:style-name="P3">Il progetto è stato suddiviso in <text:span text:style-name="T11">2</text:span> file:</text:p>
      <text:p text:style-name="P3"/>
      <text:p text:style-name="P14"><text:span text:style-name="T6">Project2_Canessa_I-N:516639</text:span><text:span text:style-name="T5">.</text:span><text:span text:style-name="T6">ml</text:span> </text:p>
      <text:p text:style-name="P22"><text:span text:style-name="T8">in questo file viene vengono dichiarati nuovi tipi:</text:span></text:p>
      <text:list xml:id="list6799297035225993635" text:style-name="L4">
        <text:list-item>
          <text:p text:style-name="P10"><text:span text:style-name="T7">‘a env</text:span></text:p>
          <text:list>
            <text:list-item>
              <text:p text:style-name="P11"><text:span text:style-name="T9">tipo con cui viene dichiarato l’ambiente di valutazione</text:span></text:p>
            </text:list-item>
          </text:list>
        </text:list-item>
        <text:list-item>
          <text:p text:style-name="P10"><text:span text:style-name="T7">ide</text:span></text:p>
          <text:list>
            <text:list-item>
              <text:p text:style-name="P11"><text:span text:style-name="T9">tipo associato agli identificatori</text:span></text:p>
            </text:list-item>
          </text:list>
        </text:list-item>
        <text:list-item>
          <text:p text:style-name="P10"><text:span text:style-name="T7">binop</text:span></text:p>
          <text:list>
            <text:list-item>
              <text:p text:style-name="P11"><text:span text:style-name="T9">tipo associato agli operatori binari </text:span><text:span text:style-name="T10">di tipo aritmetico e <text:s text:c="2"/><text:tab/> <text:s/>di confronto</text:span></text:p>
            </text:list-item>
          </text:list>
        </text:list-item>
        <text:list-item>
          <text:p text:style-name="P9"><text:span text:style-name="T7">exp</text:span></text:p>
          <text:list>
            <text:list-item>
              <text:p text:style-name="P12"><text:span text:style-name="T9">tipo associato alle espressioni e funzioni nel linguaggio</text:span></text:p>
            </text:list-item>
          </text:list>
        </text:list-item>
        <text:list-item>
          <text:p text:style-name="P9"><text:span text:style-name="T7">tuple</text:span></text:p>
          <text:list>
            <text:list-item>
              <text:p text:style-name="P12"><text:span text:style-name="T9">tipo aggiuntivo per manipolare tuple</text:span></text:p>
            </text:list-item>
          </text:list>
        </text:list-item>
        <text:list-item>
          <text:p text:style-name="P9"><text:span text:style-name="T7">eva</text:span></text:p>
          <text:list>
            <text:list-item>
              <text:p text:style-name="P12"><text:span text:style-name="T9">tipo che utilizza l’interprete per restituire i risultati a termine delle valutazioni</text:span></text:p>
            </text:list-item>
          </text:list>
        </text:list-item>
      </text:list>
      <text:p text:style-name="P23"/>
      <text:p text:style-name="P3"/>
      <text:p text:style-name="P3"/>
      <text:p text:style-name="P24"/>
      <text:p text:style-name="P18"><text:soft-page-break/>L’ambienete di valutazione è stato ideato come una lista di coppie formate da <text:span text:style-name="T18">un </text:span>tipo stringa e <text:span text:style-name="T18">un tipo </text:span>polimorfo. Inoltre l’ambiente viene dotato di funzioni per poterlo ampliare <text:span text:style-name="T18">(bind)</text:span> ed accederci <text:span text:style-name="T18">(appenv)</text:span>. </text:p>
      <text:p text:style-name="P19">Per trattare le tuple sono state fornite funzioni ausiliare in modo che fosse possibile estrarre i singoli elementi e valutarli con le funzioni basilari. Alla fine delle singole valutazioni, gli elementi vengono inseriti <text:s/>in una lista affinche <text:span text:style-name="T19">la tupla </text:span>possa essere ricondott<text:span text:style-name="T19">a</text:span> al tipo che l’interprete deve restituire. <text:span text:style-name="T19">Per la valutazione di tuple con elementi di tipo funzione è stato utilizzato il costrutto Pipe mentre per tutti gli altri casi viene utilizzato il costrutto Etup. Inoltre tramite il costrutto ManyTimes è possibile applicare un numero di volte, definito dall’utente, la funzione che gli viene passata.</text:span></text:p>
      <text:p text:style-name="P20">I casi in cui ci potrebbero essere errori sono stati trattati tramite sollevamento di eccezioni o tramite il fallimento dell’esecuzione.</text:p>
      <text:p text:style-name="P21">Per eseguire il programma tramite l’interprete creato è stata inserita una funzione, prog, che preso il programma lo valuta tramite la funzione eval.</text:p>
      <text:p text:style-name="P20">Per testare il comportamento dell’interprete sono stati creati dei test case inseriti nel file “<text:span text:style-name="T3">MainTestCases_Project2_Canessa_I-N:516639</text:span><text:span text:style-name="T4">.</text:span><text:span text:style-name="T3">ml</text:span><text:span text:style-name="T20">”</text:span></text:p>
      <text:p text:style-name="P20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a0e41" officeooo:paragraph-rsid="001a0e4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23:51:15.015969814</meta:creation-date>
    <dc:date>2017-01-16T17:54:52.116360289</dc:date>
    <meta:editing-duration>PT1H5M52S</meta:editing-duration>
    <meta:editing-cycles>23</meta:editing-cycles>
    <meta:generator>LibreOffice/5.1.4.2$Linux_X86_64 LibreOffice_project/10m0$Build-2</meta:generator>
    <meta:document-statistic meta:table-count="0" meta:image-count="0" meta:object-count="0" meta:page-count="2" meta:paragraph-count="33" meta:word-count="311" meta:character-count="2110" meta:non-whitespace-character-count="1832"/>
  </office:meta>
</office:document-meta>
</file>